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f4e41" officeooo:paragraph-rsid="000f4e41"/>
    </style:style>
    <style:style style:name="P2" style:family="paragraph" style:parent-style-name="Standard">
      <style:text-properties officeooo:rsid="00103b00" officeooo:paragraph-rsid="00103b00"/>
    </style:style>
    <style:style style:name="P3" style:family="paragraph" style:parent-style-name="Text_20_body">
      <style:text-properties officeooo:rsid="0012de36" officeooo:paragraph-rsid="0012de36"/>
    </style:style>
    <style:style style:name="P4" style:family="paragraph" style:parent-style-name="Text_20_body">
      <style:text-properties officeooo:rsid="0014c19f" officeooo:paragraph-rsid="0014c19f"/>
    </style:style>
    <style:style style:name="P5" style:family="paragraph" style:parent-style-name="Title">
      <style:text-properties officeooo:rsid="00103b00" officeooo:paragraph-rsid="00103b00"/>
    </style:style>
    <style:style style:name="P6" style:family="paragraph" style:parent-style-name="Text_20_body">
      <style:text-properties officeooo:rsid="0016f863" officeooo:paragraph-rsid="0016f863"/>
    </style:style>
    <style:style style:name="T1" style:family="text">
      <style:text-properties officeooo:rsid="001486e2"/>
    </style:style>
    <style:style style:name="T2" style:family="text">
      <style:text-properties officeooo:rsid="0015fdb1"/>
    </style:style>
    <style:style style:name="T3" style:family="text">
      <style:text-properties officeooo:rsid="00174ae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gramme le labyrinthe de Mac Gyver, document explicatif</text:p>
      <text:p text:style-name="P1"/>
      <text:p text:style-name="P1">Document texte expliquant votre démarche et comprenant le lien vers votre code source (sur Github). Développez notamment le choix de l'algorithme. Expliquez également les difficultés rencontrées et les solutions trouvées. Le document doit être en format pdf et ne pas excéder 2 pages A4.</text:p>
      <text:p text:style-name="P1"/>
      <text:h text:style-name="Heading_20_1" text:outline-level="1">Lien vers le projet Mac Gyver : </text:h>
      <text:p text:style-name="P1"><text:a xlink:type="simple" xlink:href="https://github.com/sebajou/MacGyver_labyrinthe" text:style-name="Internet_20_link" text:visited-style-name="Visited_20_Internet_20_Link">https://github.com/sebajou/MacGyver_labyrinthe</text:a></text:p>
      <text:p text:style-name="P1"/>
      <text:h text:style-name="Heading_20_1" text:outline-level="1">Choix de l’algorithme</text:h>
      <text:p text:style-name="P2"/>
      <text:h text:style-name="Heading_20_1" text:outline-level="1">Difficulté rencontrées et solutions trouvées </text:h>
      <text:p text:style-name="P3"><text:span text:style-name="T1">Déplacements</text:span> de Mac Gyver</text:p>
      <text:p text:style-name="P3">Héritage des classes</text:p>
      <text:p text:style-name="P4"><text:span text:style-name="T2">Difficulté</text:span> de lire des programme de jeux fait par d’autres (pour chercher l’inspiration). </text:p>
      <text:p text:style-name="P6">The guard juste une position car le jeu n’est pas appelé à évoluer <text:span text:style-name="T3">(par exemple avec le guarde qui ce déplace)</text:span>. </text:p>
      <text:p text:style-name="P3">Utilisation de Pyg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0T16:40:22.328217419</meta:creation-date>
    <dc:date>2019-11-21T15:45:26.946145814</dc:date>
    <meta:editing-duration>PT6H28M2S</meta:editing-duration>
    <meta:editing-cycles>10</meta:editing-cycles>
    <meta:generator>LibreOffice/6.0.7.3$Linux_X86_64 LibreOffice_project/00m0$Build-3</meta:generator>
    <meta:document-statistic meta:table-count="0" meta:image-count="0" meta:object-count="0" meta:page-count="1" meta:paragraph-count="11" meta:word-count="112" meta:character-count="756" meta:non-whitespace-character-count="651"/>
  </office:meta>
</office:document-meta>
</file>